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10 Pitch" svg:font-family="'Courier 10 Pitch'" style:font-pitch="fixed"/>
    <style:font-face style:name="LMMono10" svg:font-family="LMMono10" style:font-pitch="fixed"/>
    <style:font-face style:name="FreeMono" svg:font-family="FreeMono" style:font-family-generic="modern" style:font-pitch="fixed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6.995cm" table:align="left"/>
    </style:style>
    <style:style style:name="Tablo1.A" style:family="table-column">
      <style:table-column-properties style:column-width="2.951cm"/>
    </style:style>
    <style:style style:name="Tablo1.F" style:family="table-column">
      <style:table-column-properties style:column-width="2.24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2" style:family="table">
      <style:table-properties style:width="17cm" table:align="margins"/>
    </style:style>
    <style:style style:name="Tablo2.A" style:family="table-column">
      <style:table-column-properties style:column-width="1.102cm" style:rel-column-width="625*"/>
    </style:style>
    <style:style style:name="Tablo2.B" style:family="table-column">
      <style:table-column-properties style:column-width="5.366cm" style:rel-column-width="3042*"/>
    </style:style>
    <style:style style:name="Tablo2.C" style:family="table-column">
      <style:table-column-properties style:column-width="0.97cm" style:rel-column-width="550*"/>
    </style:style>
    <style:style style:name="Tablo2.D" style:family="table-column">
      <style:table-column-properties style:column-width="9.562cm" style:rel-column-width="5421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D1" style:family="table-cell">
      <style:table-cell-properties fo:padding="0.097cm" fo:border="0.002cm solid #000000"/>
    </style:style>
    <style:style style:name="Tabl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none" fo:border-top="none" fo:border-bottom="0.002cm solid #000000"/>
    </style:style>
    <style:style style:name="Tablo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6.995cm" table:align="left"/>
    </style:style>
    <style:style style:name="Tablo3.A" style:family="table-column">
      <style:table-column-properties style:column-width="3.399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0.847cm" style:rel-column-width="480*"/>
    </style:style>
    <style:style style:name="Tablo4.B" style:family="table-column">
      <style:table-column-properties style:column-width="6.985cm" style:rel-column-width="3960*"/>
    </style:style>
    <style:style style:name="Tablo4.C" style:family="table-column">
      <style:table-column-properties style:column-width="1.376cm" style:rel-column-width="780*"/>
    </style:style>
    <style:style style:name="Tablo4.D" style:family="table-column">
      <style:table-column-properties style:column-width="6.641cm" style:rel-column-width="3765*"/>
    </style:style>
    <style:style style:name="Tablo4.E" style:family="table-column">
      <style:table-column-properties style:column-width="1.164cm" style:rel-column-width="660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E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3" style:family="paragraph" style:parent-style-name="Standard">
      <style:text-properties officeooo:paragraph-rsid="004a9d5e"/>
    </style:style>
    <style:style style:name="P4" style:family="paragraph" style:parent-style-name="Text_20_body">
      <style:text-properties officeooo:paragraph-rsid="00404696"/>
    </style:style>
    <style:style style:name="P5" style:family="paragraph" style:parent-style-name="Text_20_body">
      <style:paragraph-properties fo:text-align="justify" style:justify-single-word="false"/>
      <style:text-properties officeooo:paragraph-rsid="00453d67"/>
    </style:style>
    <style:style style:name="P6" style:family="paragraph" style:parent-style-name="Text_20_body">
      <style:text-properties officeooo:paragraph-rsid="00475c27"/>
    </style:style>
    <style:style style:name="P7" style:family="paragraph" style:parent-style-name="Text_20_body">
      <style:text-properties officeooo:paragraph-rsid="00430e6e"/>
    </style:style>
    <style:style style:name="P8" style:family="paragraph" style:parent-style-name="Text_20_body">
      <style:text-properties officeooo:paragraph-rsid="004bd838"/>
    </style:style>
    <style:style style:name="P9" style:family="paragraph" style:parent-style-name="Text_20_body">
      <style:paragraph-properties fo:break-before="page"/>
      <style:text-properties officeooo:paragraph-rsid="00475c27"/>
    </style:style>
    <style:style style:name="P10" style:family="paragraph" style:parent-style-name="Table_20_Contents">
      <style:paragraph-properties fo:text-align="start" style:justify-single-word="false"/>
      <style:text-properties style:font-name="FreeMono" fo:font-size="5.5pt" officeooo:paragraph-rsid="001b817b" style:font-size-asian="5.5pt" style:font-size-complex="5.5pt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5.5pt" officeooo:paragraph-rsid="00319d31" style:font-size-asian="5.5pt" style:font-size-complex="5.5pt"/>
    </style:style>
    <style:style style:name="P12" style:family="paragraph" style:parent-style-name="Table_20_Contents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5.5pt" officeooo:paragraph-rsid="00336b29" fo:background-color="#00ffff" style:font-size-asian="5.5pt" style:font-size-complex="5.5pt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5.5pt" officeooo:paragraph-rsid="004a9d5e" fo:background-color="#00ffff" style:font-size-asian="5.5pt" style:font-size-complex="5.5pt"/>
    </style:style>
    <style:style style:name="P16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1b817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1c003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1e89f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1fb6e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4a9d5e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8pt" style:font-size-asian="8pt" style:font-size-complex="8pt"/>
    </style:style>
    <style:style style:name="P22" style:family="paragraph" style:parent-style-name="Table_20_Contents">
      <style:text-properties fo:font-size="8pt" officeooo:paragraph-rsid="0027f5b2" style:font-size-asian="8pt" style:font-size-complex="8pt"/>
    </style:style>
    <style:style style:name="P23" style:family="paragraph" style:parent-style-name="Table_20_Contents">
      <style:text-properties fo:font-size="8pt" officeooo:paragraph-rsid="002ad6e0" style:font-size-asian="8pt" style:font-size-complex="8pt"/>
    </style:style>
    <style:style style:name="P24" style:family="paragraph" style:parent-style-name="Table_20_Contents">
      <style:text-properties fo:font-size="8pt" officeooo:paragraph-rsid="002cc9f0" style:font-size-asian="8pt" style:font-size-complex="8pt"/>
    </style:style>
    <style:style style:name="P25" style:family="paragraph" style:parent-style-name="Table_20_Contents">
      <style:text-properties fo:font-size="8pt" officeooo:paragraph-rsid="002df4ad" style:font-size-asian="8pt" style:font-size-complex="8pt"/>
    </style:style>
    <style:style style:name="P26" style:family="paragraph" style:parent-style-name="Table_20_Contents">
      <style:text-properties fo:font-size="8pt" officeooo:paragraph-rsid="002ed217" style:font-size-asian="8pt" style:font-size-complex="8pt"/>
    </style:style>
    <style:style style:name="P27" style:family="paragraph" style:parent-style-name="Table_20_Contents">
      <style:text-properties fo:font-size="8pt" officeooo:paragraph-rsid="004a9d5e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3c796e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paragraph-rsid="003c796e" style:font-weight-asian="bold" style:font-weight-complex="bold"/>
    </style:style>
    <style:style style:name="P30" style:family="paragraph" style:parent-style-name="Table_20_Contents">
      <style:text-properties fo:font-weight="bold" officeooo:paragraph-rsid="003ec229" style:font-weight-asian="bold" style:font-weight-complex="bold"/>
    </style:style>
    <style:style style:name="P31" style:family="paragraph" style:parent-style-name="Table_20_Contents">
      <style:text-properties fo:font-weight="bold" officeooo:paragraph-rsid="004d6014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officeooo:paragraph-rsid="003d35b8"/>
    </style:style>
    <style:style style:name="P33" style:family="paragraph" style:parent-style-name="Heading_20_1">
      <style:text-properties officeooo:paragraph-rsid="0038901e"/>
    </style:style>
    <style:style style:name="P34" style:family="paragraph" style:parent-style-name="Heading_20_1">
      <style:text-properties officeooo:paragraph-rsid="00404696"/>
    </style:style>
    <style:style style:name="P35" style:family="paragraph" style:parent-style-name="Heading_20_1">
      <style:text-properties officeooo:paragraph-rsid="00430e6e"/>
    </style:style>
    <style:style style:name="P36" style:family="paragraph" style:parent-style-name="Heading_20_1">
      <style:text-properties officeooo:paragraph-rsid="00446984"/>
    </style:style>
    <style:style style:name="P37" style:family="paragraph" style:parent-style-name="Heading_20_1">
      <style:text-properties officeooo:paragraph-rsid="004bd838"/>
    </style:style>
    <style:style style:name="T1" style:family="text">
      <style:text-properties officeooo:rsid="001b817b"/>
    </style:style>
    <style:style style:name="T2" style:family="text">
      <style:text-properties officeooo:rsid="001b817b" fo:background-color="#00ffff"/>
    </style:style>
    <style:style style:name="T3" style:family="text">
      <style:text-properties fo:font-weight="bold" officeooo:rsid="001b817b" fo:background-color="#00ff00" style:font-weight-asian="bold" style:font-weight-complex="bold"/>
    </style:style>
    <style:style style:name="T4" style:family="text">
      <style:text-properties fo:font-weight="bold" officeooo:rsid="001b817b" fo:background-color="transparent" style:font-weight-asian="bold" style:font-weight-complex="bold"/>
    </style:style>
    <style:style style:name="T5" style:family="text">
      <style:text-properties officeooo:rsid="0026b1f3"/>
    </style:style>
    <style:style style:name="T6" style:family="text">
      <style:text-properties officeooo:rsid="0027f5b2"/>
    </style:style>
    <style:style style:name="T7" style:family="text">
      <style:text-properties officeooo:rsid="002ad6e0"/>
    </style:style>
    <style:style style:name="T8" style:family="text">
      <style:text-properties officeooo:rsid="002c3e9a"/>
    </style:style>
    <style:style style:name="T9" style:family="text">
      <style:text-properties officeooo:rsid="002cc9f0"/>
    </style:style>
    <style:style style:name="T10" style:family="text">
      <style:text-properties officeooo:rsid="002df4ad"/>
    </style:style>
    <style:style style:name="T11" style:family="text">
      <style:text-properties officeooo:rsid="001b817b" fo:background-color="#ff00ff"/>
    </style:style>
    <style:style style:name="T12" style:family="text">
      <style:text-properties officeooo:rsid="002ed217"/>
    </style:style>
    <style:style style:name="T13" style:family="text">
      <style:text-properties officeooo:rsid="001b817b" fo:background-color="transparent"/>
    </style:style>
    <style:style style:name="T14" style:family="text">
      <style:text-properties fo:font-weight="normal" officeooo:rsid="001b817b" fo:background-color="transparent" style:font-weight-asian="normal" style:font-weight-complex="normal"/>
    </style:style>
    <style:style style:name="T15" style:family="text">
      <style:text-properties officeooo:rsid="0038901e"/>
    </style:style>
    <style:style style:name="T16" style:family="text">
      <style:text-properties officeooo:rsid="003c796e"/>
    </style:style>
    <style:style style:name="T17" style:family="text">
      <style:text-properties officeooo:rsid="003d35b8"/>
    </style:style>
    <style:style style:name="T18" style:family="text">
      <style:text-properties officeooo:rsid="003ec229"/>
    </style:style>
    <style:style style:name="T19" style:family="text">
      <style:text-properties officeooo:rsid="00404696"/>
    </style:style>
    <style:style style:name="T20" style:family="text">
      <style:text-properties officeooo:rsid="0042396c"/>
    </style:style>
    <style:style style:name="T21" style:family="text">
      <style:text-properties officeooo:rsid="00430e6e"/>
    </style:style>
    <style:style style:name="T22" style:family="text">
      <style:text-properties officeooo:rsid="00446984"/>
    </style:style>
    <style:style style:name="T23" style:family="text">
      <style:text-properties officeooo:rsid="00453d67"/>
    </style:style>
    <style:style style:name="T24" style:family="text">
      <style:text-properties officeooo:rsid="0046a9f2"/>
    </style:style>
    <style:style style:name="T25" style:family="text">
      <style:text-properties officeooo:rsid="00475c27"/>
    </style:style>
    <style:style style:name="T26" style:family="text">
      <style:text-properties officeooo:rsid="00497628"/>
    </style:style>
    <style:style style:name="T27" style:family="text">
      <style:text-properties officeooo:rsid="004bd838"/>
    </style:style>
    <style:style style:name="T28" style:family="text">
      <style:text-properties officeooo:rsid="004d60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5"/>
        <table:table-column table:style-name="Tablo1.F"/>
        <table:table-row>
          <table:table-cell table:style-name="Tablo1.A1" office:value-type="string">
            <text:p text:style-name="P16"><text:span text:style-name="T1">ŞUBAT</text:span></text:p>
            <text:p text:style-name="P10"><text:span text:style-name="T1"><text:s text:c="3"/>Pz Sa Ça Pe Cu Ct Pa</text:span></text:p>
            <text:p text:style-name="P11"><text:span text:style-name="T13"><text:s text:c="3"/></text:span><text:span text:style-name="T2"><text:s/>7 <text:s/>8 <text:s/>9 10 11 12 13</text:span><text:span text:style-name="T1"> </text:span></text:p>
            <text:p text:style-name="P12"><text:span text:style-name="T4"><text:s/>1</text:span><text:span text:style-name="T14">:</text:span><text:span text:style-name="T3">14</text:span><text:span text:style-name="T1"> 15 16 17 18 19 20</text:span></text:p>
            <text:p text:style-name="P12"><text:span text:style-name="T13"><text:s/></text:span><text:span text:style-name="T4">2</text:span><text:span text:style-name="T13">:</text:span><text:span text:style-name="T1">21 22 23 24 25 26 27</text:span></text:p>
            <text:p text:style-name="P12"><text:span text:style-name="T13"><text:s/></text:span><text:span text:style-name="T4">3</text:span><text:span text:style-name="T13">:</text:span><text:span text:style-name="T1">28 <text:s/>1 <text:s/>2 <text:s/>3 <text:s/>4 <text:s/>5 <text:s/>6</text:span></text:p>
          </table:table-cell>
          <table:table-cell table:style-name="Tablo1.A1" office:value-type="string">
            <text:p text:style-name="P17"><text:span text:style-name="T1">MART</text:span></text:p>
            <text:p text:style-name="P12"><text:span text:style-name="T13"><text:s text:c="3"/></text:span><text:span text:style-name="T1">Pz Sa Ça Pe Cu Ct Pa</text:span></text:p>
            <text:p text:style-name="P12"><text:span text:style-name="T13"><text:s/></text:span><text:span text:style-name="T4">4</text:span><text:span text:style-name="T13">:</text:span><text:span text:style-name="T1"> 7 <text:s/>8 <text:s/>9 10 11 12 13</text:span></text:p>
            <text:p text:style-name="P1"><text:span text:style-name="T13"><text:s/></text:span><text:span text:style-name="T4">5</text:span><text:span text:style-name="T13">:</text:span><text:span text:style-name="T1">14 15 16 17 18 19 20</text:span></text:p>
            <text:p text:style-name="P12"><text:span text:style-name="T13"><text:s/></text:span><text:span text:style-name="T4">6</text:span><text:span text:style-name="T13">:</text:span><text:span text:style-name="T1">21 22 23 24 25 26 27</text:span></text:p>
            <text:p text:style-name="P12"><text:span text:style-name="T13"><text:s/></text:span><text:span text:style-name="T4">7</text:span><text:span text:style-name="T13">:</text:span><text:span text:style-name="T1">28 29 30 31 <text:s/>1 <text:s/>2 <text:s/>3</text:span></text:p>
          </table:table-cell>
          <table:table-cell table:style-name="Tablo1.A1" office:value-type="string">
            <text:p text:style-name="P18"><text:span text:style-name="T1">NİSAN</text:span></text:p>
            <text:p text:style-name="P12"><text:span text:style-name="T13"><text:s text:c="3"/></text:span><text:span text:style-name="T1">Pz Sa Ça Pe Cu Ct Pa</text:span></text:p>
            <text:p text:style-name="P12"><text:span text:style-name="T13"><text:s/></text:span><text:span text:style-name="T4">8</text:span><text:span text:style-name="T13">:</text:span><text:span text:style-name="T1"> 4 <text:s/>5 <text:s/>6 <text:s/>7 <text:s/>8 <text:s/></text:span><text:span text:style-name="T2">9 10</text:span></text:p>
            <text:p text:style-name="P14"><text:span text:style-name="T4"><text:s/>9</text:span><text:span text:style-name="T13">:</text:span><text:span text:style-name="T1">11 12 13 14 15 16 17</text:span></text:p>
            <text:p text:style-name="P12"><text:span text:style-name="T4">10</text:span><text:span text:style-name="T13">:</text:span><text:span text:style-name="T1">18 19 20 21 22 23 24</text:span></text:p>
            <text:p text:style-name="P12"><text:span text:style-name="T4">11</text:span><text:span text:style-name="T13">:</text:span><text:span text:style-name="T1">25 26 27 28 29 30 <text:s/>1</text:span></text:p>
          </table:table-cell>
          <table:table-cell table:style-name="Tablo1.A1" office:value-type="string">
            <text:p text:style-name="P19"><text:span text:style-name="T1">MAYIS</text:span></text:p>
            <text:p text:style-name="P12"><text:span text:style-name="T13"><text:s text:c="3"/></text:span><text:span text:style-name="T1">Pz Sa Ça Pe Cu Ct Pa</text:span></text:p>
            <text:p text:style-name="P12"><text:span text:style-name="T4">12</text:span><text:span text:style-name="T13">:</text:span><text:span text:style-name="T1"> 2 <text:s/>3 <text:s/>4 <text:s/>5 <text:s/>6 <text:s/>7 <text:s/>8</text:span></text:p>
            <text:p text:style-name="P12"><text:span text:style-name="T4">13</text:span><text:span text:style-name="T13">:</text:span><text:span text:style-name="T1"> 9 10 11 12 13 14 15</text:span></text:p>
            <text:p text:style-name="P12"><text:span text:style-name="T4">14</text:span><text:span text:style-name="T13">:</text:span><text:span text:style-name="T1">16 17 18 </text:span><text:span text:style-name="T11">19</text:span><text:span text:style-name="T1"> 20 21 </text:span><text:span text:style-name="T3">22</text:span></text:p>
            <text:p text:style-name="P14"><text:span text:style-name="T13"><text:s text:c="3"/></text:span><text:span text:style-name="T1">23 24 25 26 27 28 29</text:span></text:p>
            <text:p text:style-name="P14"><text:span text:style-name="T13"><text:s text:c="3"/></text:span><text:span text:style-name="T1">30 31 <text:s/>1 <text:s/>2 <text:s/>3 <text:s/>4 <text:s/>5</text:span></text:p>
          </table:table-cell>
          <table:table-cell table:style-name="Tablo1.A1" office:value-type="string">
            <text:p text:style-name="P19"><text:span text:style-name="T1">HAZİRAN</text:span></text:p>
            <text:p text:style-name="P12"><text:span text:style-name="T13"><text:s text:c="3"/></text:span><text:span text:style-name="T1">Pz Sa Ça Pe Cu Ct Pa</text:span></text:p>
            <text:p text:style-name="P12"><text:span text:style-name="T13"><text:s text:c="3"/></text:span><text:span text:style-name="T1"><text:s/>6 <text:s/>7 <text:s/></text:span><text:span text:style-name="T3">8</text:span><text:span text:style-name="T1"> <text:s/>9 10 11 12</text:span></text:p>
            <text:p text:style-name="P14"><text:span text:style-name="T13"><text:s text:c="3"/></text:span><text:span text:style-name="T1">13 14 15 16 17 18 19</text:span></text:p>
            <text:p text:style-name="P14"><text:span text:style-name="T13"><text:s text:c="3"/></text:span><text:span text:style-name="T1">20 21 22 23 24 25 26</text:span></text:p>
            <text:p text:style-name="P12"><text:span text:style-name="T13"><text:s text:c="3"/></text:span><text:span text:style-name="T1">27 28 </text:span><text:span text:style-name="T3">29</text:span><text:span text:style-name="T1"> 30 <text:s/>1 <text:s/>2 <text:s/>3</text:span></text:p>
          </table:table-cell>
          <table:table-cell table:style-name="Tablo1.F1" table:number-rows-spanned="2" office:value-type="string">
            <text:p text:style-name="P19"/>
          </table:table-cell>
        </table:table-row>
        <table:table-row>
          <table:table-cell table:style-name="Tablo1.A2" office:value-type="string">
            <text:p text:style-name="P21">7-14 Ders kayıtları</text:p>
            <text:p text:style-name="P21"><text:s text:c="4"/>14 D<text:span text:style-name="T5">e</text:span>rslerin başla.</text:p>
          </table:table-cell>
          <table:table-cell table:style-name="Tablo1.A2" office:value-type="string">
            <text:p text:style-name="P21"/>
          </table:table-cell>
          <table:table-cell table:style-name="Tablo1.A2" office:value-type="string">
            <text:p text:style-name="P21">9-17 Arasınav</text:p>
          </table:table-cell>
          <table:table-cell table:style-name="Tablo1.A2" office:value-type="string">
            <text:p text:style-name="P26"><text:span text:style-name="T12"><text:s text:c="5"/>19 Mayıs</text:span></text:p>
            <text:p text:style-name="P22"><text:span text:style-name="T6"><text:s text:c="5"/>22 Derslerin bit.</text:span></text:p>
            <text:p text:style-name="P23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1.A2" office:value-type="string">
            <text:p text:style-name="P24"><text:span text:style-name="T9"><text:s text:c="7"/>8 Final not son tar.</text:span></text:p>
            <text:p text:style-name="P25"><text:span text:style-name="T10">13-26 Bütünleme</text:span></text:p>
            <text:p text:style-name="P25"><text:span text:style-name="T10"><text:s text:c="6"/>29 Büt.not son.tar.</text:span></text:p>
          </table:table-cell>
          <table:covered-table-cell/>
        </table:table-row>
      </table:table>
      <text:h text:style-name="P34" text:outline-level="1"><text:span text:style-name="T19">Açıklama</text:span></text:h>
      <text:p text:style-name="P4"><text:span text:style-name="T19"/></text:p>
      <text:h text:style-name="P33" text:outline-level="1"><text:span text:style-name="T15">Müfredat</text:span></text:h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>
          <table:table-cell table:style-name="Tablo2.A1" office:value-type="string">
            <text:p text:style-name="P29"><text:span text:style-name="T16">Haf</text:span></text:p>
          </table:table-cell>
          <table:table-cell table:style-name="Tablo2.A1" office:value-type="string">
            <text:p text:style-name="P28"><text:span text:style-name="T16">Konu</text:span></text:p>
          </table:table-cell>
          <table:table-cell table:style-name="Tablo2.A1" office:value-type="string">
            <text:p text:style-name="P28"><text:span text:style-name="T16">Dur</text:span></text:p>
          </table:table-cell>
          <table:table-cell table:style-name="Tablo2.D1" office:value-type="string">
            <text:p text:style-name="P28"><text:span text:style-name="T16">Yorum</text:span></text:p>
          </table:table-cell>
        </table:table-row>
        <table:table-row>
          <table:table-cell table:style-name="Tablo2.A2" office:value-type="float" office:value="1">
            <text:p text:style-name="P32"><text:span text:style-name="T17">1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2">
            <text:p text:style-name="P32"><text:span text:style-name="T17">2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3">
            <text:p text:style-name="P32"><text:span text:style-name="T17">3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4">
            <text:p text:style-name="P32"><text:span text:style-name="T17">4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5">
            <text:p text:style-name="P32"><text:span text:style-name="T17">5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6">
            <text:p text:style-name="P32"><text:span text:style-name="T17">6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7">
            <text:p text:style-name="P32"><text:span text:style-name="T17">7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8">
            <text:p text:style-name="P32"><text:span text:style-name="T17">8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9">
            <text:p text:style-name="P32"><text:span text:style-name="T17">9</text:span></text:p>
          </table:table-cell>
          <table:table-cell table:style-name="Tablo2.B2" office:value-type="string">
            <text:p text:style-name="P30"><text:span text:style-name="T18">ARASINAV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P30"><text:span text:style-name="T18">HAFTASI</text:span></text:p>
          </table:table-cell>
        </table:table-row>
        <table:table-row>
          <table:table-cell table:style-name="Tablo2.A2" office:value-type="float" office:value="10">
            <text:p text:style-name="P32"><text:span text:style-name="T17">10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1">
            <text:p text:style-name="P32"><text:span text:style-name="T17">11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2">
            <text:p text:style-name="P32"><text:span text:style-name="T17">12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3">
            <text:p text:style-name="P32"><text:span text:style-name="T17">13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  <table:table-row>
          <table:table-cell table:style-name="Tablo2.A2" office:value-type="float" office:value="14">
            <text:p text:style-name="P32"><text:span text:style-name="T17">14</text:span></text:p>
          </table:table-cell>
          <table:table-cell table:style-name="Tablo2.B2" office:value-type="string">
            <text:p text:style-name="Table_20_Contents"/>
          </table:table-cell>
          <table:table-cell table:style-name="Tablo2.B2" office:value-type="string">
            <text:p text:style-name="Table_20_Contents"/>
          </table:table-cell>
          <table:table-cell table:style-name="Tablo2.D2" office:value-type="string">
            <text:p text:style-name="Table_20_Contents"/>
          </table:table-cell>
        </table:table-row>
      </table:table>
      <text:h text:style-name="P35" text:outline-level="1"><text:span text:style-name="T20">Yardımcı</text:span></text:h>
      <text:p text:style-name="P7"><text:span text:style-name="T20"><text:tab/></text:span><text:span text:style-name="T26">Derste yararlanılan ana kaynak: </text:span></text:p>
      <text:h text:style-name="P36" text:outline-level="1"><text:span text:style-name="T21">Değerlendirme</text:span></text:h>
      <text:p text:style-name="P5"><text:span text:style-name="T23"><text:tab/>Ders yazılı arasınav, </text:span><text:span text:style-name="T24">ödev/proje/uygulama seansları ve dönemsonu/bütünleme sınavıyla ve ders etkinliklerindeki katılımınızla değerlendirilir.</text:span></text:p>
      <text:h text:style-name="P36" text:outline-level="1"><text:span text:style-name="T22">İletişim</text:span></text:h>
      <text:p text:style-name="P6"><text:span text:style-name="T22"><text:tab/></text:span><text:span text:style-name="T25">Dersin web sitesi: https://github.com/19ceng/bm602dip/ </text:span></text:p>
      <text:p text:style-name="P6"><text:span text:style-name="T25"><text:tab/>Çalışma soruları: </text:span><text:a xlink:type="simple" xlink:href="https://github.com/19ceng/bm602dip/issues/"><text:span text:style-name="T25">https://github.com/19ceng/bm602dip/issues/</text:span></text:a></text:p>
      <text:p text:style-name="P6"><text:span text:style-name="T25"/></text:p>
      <text:p text:style-name="P9"><text:span text:style-name="T25"/></text:p>
      <table:table table:name="Tablo3" table:style-name="Tablo3">
        <table:table-column table:style-name="Tablo3.A" table:number-columns-repeated="5"/>
        <table:table-row>
          <table:table-cell table:style-name="Tablo3.A1" office:value-type="string">
            <text:p text:style-name="P20"><text:span text:style-name="T1">ŞUBAT</text:span></text:p>
            <text:p text:style-name="P13"><text:span text:style-name="T1"><text:s text:c="3"/>Pz Sa Ça Pe Cu Ct Pa</text:span></text:p>
            <text:p text:style-name="P13"><text:span text:style-name="T13"><text:s text:c="3"/></text:span><text:span text:style-name="T2"><text:s/>7 <text:s/>8 <text:s/>9 10 11 12 13</text:span><text:span text:style-name="T1"> </text:span></text:p>
            <text:p text:style-name="P13"><text:span text:style-name="T4"><text:s/>1</text:span><text:span text:style-name="T14">:</text:span><text:span text:style-name="T3">14</text:span><text:span text:style-name="T1"> 15 16 17 18 19 20</text:span></text:p>
            <text:p text:style-name="P13"><text:span text:style-name="T13"><text:s/></text:span><text:span text:style-name="T4">2</text:span><text:span text:style-name="T13">:</text:span><text:span text:style-name="T1">21 22 23 24 25 26 27</text:span></text:p>
            <text:p text:style-name="P13"><text:span text:style-name="T13"><text:s/></text:span><text:span text:style-name="T4">3</text:span><text:span text:style-name="T13">:</text:span><text:span text:style-name="T1">28 <text:s/>1 <text:s/>2 <text:s/>3 <text:s/>4 <text:s/>5 <text:s/>6</text:span></text:p>
          </table:table-cell>
          <table:table-cell table:style-name="Tablo3.A1" office:value-type="string">
            <text:p text:style-name="P20"><text:span text:style-name="T1">MART</text:span></text:p>
            <text:p text:style-name="P13"><text:span text:style-name="T13"><text:s text:c="3"/></text:span><text:span text:style-name="T1">Pz Sa Ça Pe Cu Ct Pa</text:span></text:p>
            <text:p text:style-name="P13"><text:span text:style-name="T13"><text:s/></text:span><text:span text:style-name="T4">4</text:span><text:span text:style-name="T13">:</text:span><text:span text:style-name="T1"> 7 <text:s/>8 <text:s/>9 10 11 12 13</text:span></text:p>
            <text:p text:style-name="P2"><text:span text:style-name="T13"><text:s/></text:span><text:span text:style-name="T4">5</text:span><text:span text:style-name="T13">:</text:span><text:span text:style-name="T1">14 15 16 17 18 19 20</text:span></text:p>
            <text:p text:style-name="P13"><text:span text:style-name="T13"><text:s/></text:span><text:span text:style-name="T4">6</text:span><text:span text:style-name="T13">:</text:span><text:span text:style-name="T1">21 22 23 24 25 26 27</text:span></text:p>
            <text:p text:style-name="P13"><text:span text:style-name="T13"><text:s/></text:span><text:span text:style-name="T4">7</text:span><text:span text:style-name="T13">:</text:span><text:span text:style-name="T1">28 29 30 31 <text:s/>1 <text:s/>2 <text:s/>3</text:span></text:p>
          </table:table-cell>
          <table:table-cell table:style-name="Tablo3.A1" office:value-type="string">
            <text:p text:style-name="P20"><text:span text:style-name="T1">NİSAN</text:span></text:p>
            <text:p text:style-name="P13"><text:span text:style-name="T13"><text:s text:c="3"/></text:span><text:span text:style-name="T1">Pz Sa Ça Pe Cu Ct Pa</text:span></text:p>
            <text:p text:style-name="P13"><text:span text:style-name="T13"><text:s/></text:span><text:span text:style-name="T4">8</text:span><text:span text:style-name="T13">:</text:span><text:span text:style-name="T1"> 4 <text:s/>5 <text:s/>6 <text:s/>7 <text:s/>8 <text:s/></text:span><text:span text:style-name="T2">9 10</text:span></text:p>
            <text:p text:style-name="P15"><text:span text:style-name="T4"><text:s/>9</text:span><text:span text:style-name="T13">:</text:span><text:span text:style-name="T1">11 12 13 14 15 16 17</text:span></text:p>
            <text:p text:style-name="P13"><text:span text:style-name="T4">10</text:span><text:span text:style-name="T13">:</text:span><text:span text:style-name="T1">18 19 20 21 22 23 24</text:span></text:p>
            <text:p text:style-name="P13"><text:span text:style-name="T4">11</text:span><text:span text:style-name="T13">:</text:span><text:span text:style-name="T1">25 26 27 28 29 30 <text:s/>1</text:span></text:p>
          </table:table-cell>
          <table:table-cell table:style-name="Tablo3.A1" office:value-type="string">
            <text:p text:style-name="P20"><text:span text:style-name="T1">MAYIS</text:span></text:p>
            <text:p text:style-name="P13"><text:span text:style-name="T13"><text:s text:c="3"/></text:span><text:span text:style-name="T1">Pz Sa Ça Pe Cu Ct Pa</text:span></text:p>
            <text:p text:style-name="P13"><text:span text:style-name="T4">12</text:span><text:span text:style-name="T13">:</text:span><text:span text:style-name="T1"> 2 <text:s/>3 <text:s/>4 <text:s/>5 <text:s/>6 <text:s/>7 <text:s/>8</text:span></text:p>
            <text:p text:style-name="P13"><text:span text:style-name="T4">13</text:span><text:span text:style-name="T13">:</text:span><text:span text:style-name="T1"> 9 10 11 12 13 14 15</text:span></text:p>
            <text:p text:style-name="P13"><text:span text:style-name="T4">14</text:span><text:span text:style-name="T13">:</text:span><text:span text:style-name="T1">16 17 18 </text:span><text:span text:style-name="T11">19</text:span><text:span text:style-name="T1"> 20 21 </text:span><text:span text:style-name="T3">22</text:span></text:p>
            <text:p text:style-name="P15"><text:span text:style-name="T13"><text:s text:c="3"/></text:span><text:span text:style-name="T1">23 24 25 26 27 28 29</text:span></text:p>
            <text:p text:style-name="P15"><text:span text:style-name="T13"><text:s text:c="3"/></text:span><text:span text:style-name="T1">30 31 <text:s/>1 <text:s/>2 <text:s/>3 <text:s/>4 <text:s/>5</text:span></text:p>
          </table:table-cell>
          <table:table-cell table:style-name="Tablo3.A1" office:value-type="string">
            <text:p text:style-name="P20"><text:span text:style-name="T1">HAZİRAN</text:span></text:p>
            <text:p text:style-name="P13"><text:span text:style-name="T13"><text:s text:c="3"/></text:span><text:span text:style-name="T1">Pz Sa Ça Pe Cu Ct Pa</text:span></text:p>
            <text:p text:style-name="P13"><text:span text:style-name="T13"><text:s text:c="3"/></text:span><text:span text:style-name="T1"><text:s/>6 <text:s/>7 <text:s/></text:span><text:span text:style-name="T3">8</text:span><text:span text:style-name="T1"> <text:s/>9 10 11 12</text:span></text:p>
            <text:p text:style-name="P15"><text:span text:style-name="T13"><text:s text:c="3"/></text:span><text:span text:style-name="T1">13 14 15 16 17 18 19</text:span></text:p>
            <text:p text:style-name="P15"><text:span text:style-name="T13"><text:s text:c="3"/></text:span><text:span text:style-name="T1">20 21 22 23 24 25 26</text:span></text:p>
            <text:p text:style-name="P13"><text:span text:style-name="T13"><text:s text:c="3"/></text:span><text:span text:style-name="T1">27 28 </text:span><text:span text:style-name="T3">29</text:span><text:span text:style-name="T1"> 30 <text:s/>1 <text:s/>2 <text:s/>3</text:span></text:p>
          </table:table-cell>
        </table:table-row>
        <table:table-row>
          <table:table-cell table:style-name="Tablo3.A2" office:value-type="string">
            <text:p text:style-name="P27">7-14 Ders kayıtları</text:p>
            <text:p text:style-name="P27"><text:s text:c="4"/>14 D<text:span text:style-name="T5">e</text:span>rslerin başla.</text:p>
          </table:table-cell>
          <table:table-cell table:style-name="Tablo3.A2" office:value-type="string">
            <text:p text:style-name="P27"/>
          </table:table-cell>
          <table:table-cell table:style-name="Tablo3.A2" office:value-type="string">
            <text:p text:style-name="P27">9-17 Arasınav</text:p>
          </table:table-cell>
          <table:table-cell table:style-name="Tablo3.A2" office:value-type="string">
            <text:p text:style-name="P27"><text:span text:style-name="T12"><text:s text:c="5"/>19 Mayıs</text:span></text:p>
            <text:p text:style-name="P27"><text:span text:style-name="T6"><text:s text:c="5"/>22 Derslerin bit.</text:span></text:p>
            <text:p text:style-name="P27"><text:span text:style-name="T7">23-05 </text:span><text:span text:style-name="T8">Final</text:span><text:span text:style-name="T7"> sınav</text:span><text:span text:style-name="T8">ı</text:span></text:p>
          </table:table-cell>
          <table:table-cell table:style-name="Tablo3.A2" office:value-type="string">
            <text:p text:style-name="P27"><text:span text:style-name="T9"><text:s text:c="7"/>8 Final not son tar.</text:span></text:p>
            <text:p text:style-name="P27"><text:span text:style-name="T10">13-26 Bütünleme</text:span></text:p>
            <text:p text:style-name="P27"><text:span text:style-name="T10"><text:s text:c="6"/>29 Büt.not son.tar.</text:span></text:p>
          </table:table-cell>
        </table:table-row>
      </table:table>
      <text:p text:style-name="P3"/>
      <text:h text:style-name="P37" text:outline-level="1"><text:span text:style-name="T27">Projeler</text:span></text:h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E"/>
        <table:table-row>
          <table:table-cell table:style-name="Tablo4.A1" office:value-type="string">
            <text:p text:style-name="P31"><text:span text:style-name="T28">No</text:span></text:p>
          </table:table-cell>
          <table:table-cell table:style-name="Tablo4.A1" office:value-type="string">
            <text:p text:style-name="P31"><text:span text:style-name="T28">Adı</text:span></text:p>
          </table:table-cell>
          <table:table-cell table:style-name="Tablo4.A1" office:value-type="string">
            <text:p text:style-name="P31"><text:span text:style-name="T28">Kişi</text:span></text:p>
          </table:table-cell>
          <table:table-cell table:style-name="Tablo4.A1" office:value-type="string">
            <text:p text:style-name="P31"><text:span text:style-name="T28">Yorum</text:span></text:p>
          </table:table-cell>
          <table:table-cell table:style-name="Tablo4.E1" office:value-type="string">
            <text:p text:style-name="P31"><text:span text:style-name="T28">Not</text:span></text:p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</table:table>
      <text:p text:style-name="P8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10 Pitch" svg:font-family="'Courier 10 Pitch'" style:font-pitch="fixed"/>
    <style:font-face style:name="LMMono10" svg:font-family="LMMono10" style:font-pitch="fixed"/>
    <style:font-face style:name="FreeMono" svg:font-family="FreeMono" style:font-family-generic="modern" style:font-pitch="fixed"/>
    <style:font-face style:name="LMMonoProp10" svg:font-family="LMMonoProp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yah </meta:initial-creator>
    <meta:creation-date>2011-01-18T21:42:37</meta:creation-date>
    <dc:date>2011-01-18T22:26:19</dc:date>
    <dc:creator>seyyah </dc:creator>
    <meta:editing-duration>PT00H43M44S</meta:editing-duration>
    <meta:editing-cycles>45</meta:editing-cycles>
    <meta:generator>OpenOffice.org/3.2$Linux OpenOffice.org_project/320m19$Build-9505</meta:generator>
    <meta:document-statistic meta:table-count="4" meta:image-count="0" meta:object-count="0" meta:page-count="2" meta:paragraph-count="115" meta:word-count="489" meta:character-count="2011"/>
  </office:meta>
</office:document-meta>
</file>